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fo:font-weight="bold" style:font-size-asian="13pt" style:font-weight-asian="bold" style:font-size-complex="13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proglet” game</text:h>
      <text:p text:style-name="Standard"/>
      <text:p text:style-name="Standard">Index</text:p>
      <text:list xml:id="list2032944292" text:style-name="L6">
        <text:list-item>
          <text:p text:style-name="P8">Coder un jeu : structure de votre programme</text:p>
        </text:list-item>
        <text:list-item>
          <text:p text:style-name="P8">Les nouveaux objets : Sprite, Oval, Rect, etc.</text:p>
        </text:list-item>
        <text:list-item>
          <text:p text:style-name="P8">La gestion des collections</text:p>
        </text:list-item>
        <text:list-item>
          <text:p text:style-name="P8">La gestion des évènements</text:p>
        </text:list-item>
        <text:list-item>
          <text:p text:style-name="P8">Le gestion des évèments de collection</text:p>
        </text:list-item>
        <text:list-item>
          <text:p text:style-name="P8">La gestion des collisions</text:p>
        </text:list-item>
        <text:list-item>
          <text:p text:style-name="P8">Les HUD</text:p>
        </text:list-item>
      </text:list>
      <text:p text:style-name="Standard"/>
      <text:p text:style-name="Standard">Cette proglet permet de créer des petits jeux vidéo facilement pour s'initier à la programmation.</text:p>
      <text:p text:style-name="Standard">Elle met à disposition deux fonctionnalités principales : </text:p>
      <text:list xml:id="list637819677" text:style-name="L1">
        <text:list-item>
          <text:p text:style-name="P1">La gestion intelligente des évènements</text:p>
        </text:list-item>
        <text:list-item>
          <text:p text:style-name="P1">La gestion du dessin d'images (“sprites”)</text:p>
        </text:list-item>
        <text:list-item>
          <text:p text:style-name="P1">La gestion des collections (Group – field – foreach)</text:p>
        </text:list-item>
      </text:list>
      <text:p text:style-name="Standard"/>
      <text:h text:style-name="Heading_20_2" text:outline-level="2">Coder un jeu : structure de votre programme</text:h>
      <text:h text:style-name="Heading_20_3" text:outline-level="3">Programmation procédurale ou évènementielle ?</text:h>
      <text:p text:style-name="Text_20_body">Il existe deux façons principales de programmer un jeu : l'approche procédurale et l'approche évènementielle. J'approche procédurale consiste à définir dans l'ordre logique les instructions à effectuer. Par exemple : </text:p>
      <text:p text:style-name="Code">Afficher l'image du joueur</text:p>
      <text:p text:style-name="Code">En boucle : </text:p>
      <text:p text:style-name="Code"><text:tab/>Si la touche droite est enfoncée</text:p>
      <text:p text:style-name="Code"><text:tab/><text:tab/>Déplacer le personnage vers la droite</text:p>
      <text:p text:style-name="Code"><text:tab/>Sinon</text:p>
      <text:p text:style-name="Code"><text:tab/><text:tab/>Si la touche gauche est enfoncée</text:p>
      <text:p text:style-name="Code"><text:tab/><text:tab/><text:tab/>Déplacer le personnage vers la gauche</text:p>
      <text:p text:style-name="Code"><text:tab/>Si le joueur touche l'ennemi</text:p>
      <text:p text:style-name="Code"><text:tab/><text:tab/>Retirer un point de vie au joueur</text:p>
      <text:p text:style-name="Code"><text:tab/>Si le joueur a moins de 1 point de vie</text:p>
      <text:p text:style-name="Code"><text:tab/><text:tab/>Afficher l'écran de Game Over</text:p>
      <text:p text:style-name="Standard">En général on préfère à l'approche procédurale l'approche évènementielle. En effet, cette approche prétend effectuer plusieurs actions en parallèle et simplifie l'ajout de modules au fur et à mesure de l'exécution du code. Exemple : </text:p>
      <text:p text:style-name="Code"/>
      <text:p text:style-name="Code">Afficher l'image du joueur</text:p>
      <text:p text:style-name="Code">En boucle 10 fois :</text:p>
      <text:p text:style-name="Code"><text:tab/>Créer un ennemi</text:p>
      <text:p text:style-name="Code"><text:tab/>Définir ennemi touché = appeler le bloc 'TouchéEnnemi'</text:p>
      <text:p text:style-name="Code"/>
      <text:p text:style-name="Code"/>
      <text:p text:style-name="Code">Bloc 'TouchéEnnemi' :</text:p>
      <text:p text:style-name="Code"><text:tab/>Retirer un point de vie à l'ennemi concerné</text:p>
      <text:p text:style-name="Standard"><text:soft-page-break/>Avec une gestion procédurale, on aurait dû stocker la liste des ennemis en mémoire, puis tester à chaque boucle la position de chaque ennemi pour vérifier s'il est touché. Grâce à la programmation évènementielle, l'ordinateur se débrouille ! De plus, il peut traiter plusieurs évènements en même temps comme par exemple jouer un son, gérer la physique etc.</text:p>
      <text:p text:style-name="Standard"/>
      <text:p text:style-name="Standard">Java's Cool permet d'utiliser les deux types de programmation mais l'accent sera mis dans ce document sur l'approche évènementielle car l'approche procédurale n'apporte rien de nouveau par rapport aux autres proglets.</text:p>
      <text:h text:style-name="Heading_20_3" text:outline-level="3">La boucle principale</text:h>
      <text:p text:style-name="Text_20_body"/>
      <text:h text:style-name="Heading_20_2" text:outline-level="2">Gestion intelligente des évènements</text:h>
      <text:p text:style-name="Standard">La proglet permet de définir une fonction à exécuter lorsqu'un évènement se produit. Par exemple, on pourrait appeler la fonction tirer lorsque le joueur clique. Pour cela, on utilisera la syntaxe : </text:p>
      <text:p text:style-name="Code">onClick(“tirer”);</text:p>
      <text:p text:style-name="Standard">Cette instruction se place généralement en début de programme. En effet, elle ne déclenche pas d'évènement, elle prévient juste l'ordinateur qu'il faudra appeler telle fonction si l'utilisateur clique. La fonction tirer doit être définie : </text:p>
      <text:p text:style-name="Code">void tirer() {</text:p>
      <text:p text:style-name="Code"><text:tab/>println(“x=”+mouseX()+” y=”+mouseY());</text:p>
      <text:p text:style-name="Code">}</text:p>
      <text:p text:style-name="Standard"/>
      <text:p text:style-name="Standard">Les évènements disponibles sont : </text:p>
      <text:list xml:id="list1248305177" text:style-name="L2">
        <text:list-item>
          <text:p text:style-name="P2">onClick : Called whenever the user clicks within the game area</text:p>
        </text:list-item>
        <text:list-item>
          <text:p text:style-name="P2">onMouseEntered : Called whenever the mouse moves into the game area</text:p>
        </text:list-item>
        <text:list-item>
          <text:p text:style-name="P2">onMouseExited : Called whenever the mouse moves out of the game area</text:p>
        </text:list-item>
        <text:list-item>
          <text:p text:style-name="P2">onMousePressed : Called whenever a mouse button is pressed</text:p>
        </text:list-item>
        <text:list-item>
          <text:p text:style-name="P2">onMouseReleased : Called whenever a mouse button is released</text:p>
        </text:list-item>
        <text:list-item>
          <text:p text:style-name="P2">onMouseDown : Called once per frame if a mouse button is down (one signal will be sent per button)</text:p>
        </text:list-item>
        <text:list-item>
          <text:p text:style-name="P2">onMouseUp : Appelé une fois par frame si un bouton de la souris n'est pas enfoncé (un signal est envoyé pour chaque bouton non enfoncé)</text:p>
        </text:list-item>
        <text:list-item>
          <text:p text:style-name="P2">onMouseMove : Appelé à chaque fois que la souris bouge avec ou sans clic enfoncé</text:p>
        </text:list-item>
        <text:list-item>
          <text:p text:style-name="P2">onMouseDragged : Appelé à chaque fois que la souris bouge avec un clic enfoncé</text:p>
        </text:list-item>
        <text:list-item>
          <text:p text:style-name="P2">onKeyDown : Appelé une fois par frame si une touche du clavier est enfoncée (un signal est envoyé par touche enfoncée)</text:p>
        </text:list-item>
        <text:list-item>
          <text:p text:style-name="P2">onKeyUp : Appelé une fois par frame si une touche du clavier n'est pas enfoncée (un signal est envoyé pour chaque touche non enfoncée)</text:p>
        </text:list-item>
        <text:list-item>
          <text:p text:style-name="P2">onKeyPressed : Appelé lorsqu'une touche est pressée</text:p>
        </text:list-item>
        <text:list-item>
          <text:p text:style-name="P2">onKeyReleased : Appelé lorsqu'une touche est relâchée</text:p>
        </text:list-item>
        <text:list-item>
          <text:p text:style-name="P2">onKeyHit : Appelé lorsqu'une touche est pressée puis relâchée</text:p>
        </text:list-item>
        <text:list-item>
          <text:p text:style-name="P2">onFrame : Appelé à chaque frame</text:p>
        </text:list-item>
      </text:list>
      <text:p text:style-name="Standard"/>
      <text:h text:style-name="Heading_20_3" text:outline-level="3"><text:soft-page-break/>Les types d'évènements</text:h>
      <text:p text:style-name="Standard">Un évènement est une action du joueur – clic, mouvement de souris, appui d'une touche clavier – qui provoque une action dans le programme. Par exemple, on peut faire en sorte de provoquer l'arrêt du programme lors de l'appui sur la touche Echap. Il y a deux types d'évènements : </text:p>
      <text:p text:style-name="Standard"/>
      <text:h text:style-name="Heading_20_4" text:outline-level="4">Les évènements globaux</text:h>
      <text:p text:style-name="P6">Ils sont déclenchés lorsqu'une action a lieu n'importe où dans la zone de jeu. Par exemple, si le joueur doit se déplacer lorsque l'utilisateur bouge la souris, alors c'est un évènement global : peu importe où est la souris, il faut réagir si elle bouge. Pour déclarer un évènement global (dire qu'un faut y réagir), on utilise les <text:bookmark-start text:name="__DdeLink__72_1746738779"/><text:span text:style-name="T1">fonctions d'évènement listées en annexe</text:span> (par exemple onClick ou encore onMouseMove).<text:bookmark-end text:name="__DdeLink__72_1746738779"/> Ces fonctions sont en général appelées au début du programme. Elles sont appellées avec un seul paramètre : le nom de la <text:span text:style-name="T1">fonction de callback</text:span> (voir section ci-dessous). C'est la fonction qui est exécutée lorsque l'évènement est déclenché.</text:p>
      <text:p text:style-name="P6"/>
      <text:h text:style-name="Heading_20_4" text:outline-level="4">Les évènements spécifiques</text:h>
      <text:p text:style-name="Standard"><text:span text:style-name="T3">Les évènements spécifiques sont déclenchés lorsqu'une action a lieu à un endroit précis de la zone de jeu. Par exemple, si l'ennemi doit disparaître lorsque l'utilisateur clique dessus, alors c'est un évènement spécifique : l'évènement ne doit être déclenché que si le clic a lieu sur l'ennemi. De plus, seul l'ennemi sur lequel on a cliqué doit disparaître. Pour déclarer un évènement spécifique, on utilise les </text:span><text:span text:style-name="T4">fonctions d'évènement listées en annexe</text:span><text:span text:style-name="T3"> (par exemple onClick ou encore onMouseMove) </text:span><text:span text:style-name="T4">sur un objet</text:span><text:span text:style-name="T3"> (par exemple un Sprite (une image) ou sur un Oval (un ovale) ou un Rect (un rectangle)). Elles sont appelées avec un paramètre : le nom de la </text:span><text:span text:style-name="T4">fonction de callback</text:span><text:span text:style-name="T3"> (voir section ci-dessous). C'est la fonction qui est exécutée lorsque l'évènement est déclenché.</text:span></text:p>
      <text:p text:style-name="Standard"><text:span text:style-name="T3">Un deuxième paramètre peut être spécifié : s'il vaut 'true' la fonction de callback sera exécutée même si l'évènement n'a pas lieu dans la zone de l'objet. L'utilité d'une telle fonctionnalité est détaillée dans la section 'callback'.</text:span></text:p>
      <text:p text:style-name="Standard"><text:span text:style-name="T3">Dans le cas d'un évènement clavier, l'évènement n'est déclenché que si le pointeur de la souris est sur l'objet.</text:span></text:p>
      <text:h text:style-name="Heading_20_3" text:outline-level="3">La fonction de callback</text:h>
      <text:h text:style-name="Heading_20_4" text:outline-level="4">Dans le cas d'un évènement global</text:h>
      <text:p text:style-name="Standard">La conftion de callback est une fonction définie par l'utilisateur qui est appelée automatiquement par le système lorsqu'un évènement se produit. Par exemple, le code : </text:p>
      <text:p text:style-name="Code">onClick(“quitter”);</text:p>
      <text:p text:style-name="Standard">provoque l'appel de la fonction quitter() lorsque le joueur clique dans la zone de jeu. La fonction doit être déclarée 'public' (ou non spécifié) <text:s/>: </text:p>
      <text:p text:style-name="Code">void quitter() {<text:tab/><text:tab/>//OK</text:p>
      <text:p text:style-name="Code">}</text:p>
      <text:p text:style-name="Code">public void quitter() {<text:tab/>//OK</text:p>
      <text:p text:style-name="Code">}</text:p>
      <text:p text:style-name="Code">private void quitter() {<text:tab/>//ERREUR</text:p>
      <text:p text:style-name="Code">}</text:p>
      <text:p text:style-name="Code">protected void quitter() {<text:tab/>//ERREUR</text:p>
      <text:p text:style-name="Code">}</text:p>
      <text:p text:style-name="Standard">et doit ne prendre aucun paramètre. Elle peut renvoyer une valeur mais cette dernière ne sera pas prise <text:soft-page-break/>en compte.</text:p>
      <text:p text:style-name="Standard"/>
      <text:h text:style-name="Heading_20_4" text:outline-level="4">Dans le cas d'un évènenement spécifique</text:h>
      <text:p text:style-name="P7">La fonction de callback d'un évènement spécifique peut reçevoir un paramètre qui est l'objet sur lequel l'évènement a été créé. Ce paramètre doit être du même type que l'objet sur lequel l'évènement a été créé, et cette fonction de callback ne peut donc être utilisée que pour traiter des évènements sur un type d'objets. Exemple : </text:p>
      <text:p text:style-name="Code">void avancer(Sprite s) {</text:p>
      <text:p text:style-name="Code"><text:tab/>s.position(s.getX()+1,s.getY());</text:p>
      <text:p text:style-name="Code">}</text:p>
      <text:p text:style-name="Code">void main()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tab/>while(true) ;</text:p>
      <text:p text:style-name="Code">}</text:p>
      <text:p text:style-name="Standard">(Attention, la fonction random(min,max) n'existe pas encore !)</text:p>
      <text:p text:style-name="Standard">Ce programme affiche cent images au hasard sur l'écran et lorsqu'on clique sur une image, celle-ci avance de 1 pixel vers la droite.</text:p>
      <text:p text:style-name="Standard">Noter qu'un évènement spécifique peut aussi ne pas reçevoir de paramètre : </text:p>
      <text:p text:style-name="Code">void avancer(Sprite s) {</text:p>
      <text:p text:style-name="Code"><text:tab/>s.position(s.getX()+1,s.getY());</text:p>
      <text:p text:style-name="Code">}</text:p>
      <text:p text:style-name="Code">void commencer()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 ;</text:p>
      <text:p text:style-name="Code">}</text:p>
      <text:p text:style-name="Standard">(Attention, la fonction random(min,max) n'existe pas encore !)</text:p>
      <text:p text:style-name="Standard">Ce programme reprend le jeu précédent, mais le jeu ne démarre qu'après que le joueur ait cliqué sur le bouton affiché. Si on voulait maintenant cacher le bouton start lorsque je jeu a démarré, il faudrait y avoir accès depuis la fonction commencer(). Or, le sprite n'a été déclaré que dans le main. Pour cacher le bouton il y a deux solutions : </text:p>
      <text:list xml:id="list562400510" text:style-name="L7">
        <text:list-item>
          <text:p text:style-name="P9">Placer le sprite du bouton dans une variable globale, c'est-à-dire définie à l'extérieur de la fonction main(). On y a donc accès dans la fonction commencer() : </text:p>
        </text:list-item>
      </text:list>
      <text:p text:style-name="Code">void avancer(Sprite s) {</text:p>
      <text:p text:style-name="Code"><text:tab/>s.position(s.getX()+1,s.getY());</text:p>
      <text:p text:style-name="Code">}</text:p>
      <text:p text:style-name="Code">void commencer() {</text:p>
      <text:p text:style-name="Code"><text:tab/>bonton.hide();</text:p>
      <text:p text:style-name="Code"><text:tab/>for (int i=0; i&lt;100; i++) {</text:p>
      <text:p text:style-name="Code"><text:tab/><text:tab/>Sprite s=new Sprite(random(0,300),random(0,300),100,100);</text:p>
      <text:p text:style-name="Code"><text:soft-page-break/><text:tab/><text:tab/>s.load(“sprite.png”);</text:p>
      <text:p text:style-name="Code"><text:tab/><text:tab/>s.onClick(“avancer”);</text:p>
      <text:p text:style-name="Code"><text:tab/>}</text:p>
      <text:p text:style-name="Code">}</text:p>
      <text:p text:style-name="Code">Sprite bouton;</text:p>
      <text:p text:style-name="Code">void main() {</text:p>
      <text:p text:style-name="Code"><text:tab/>bouton=new Sprite(0,0,100,20);</text:p>
      <text:p text:style-name="Code"><text:tab/>bouton.load(“start.png”);</text:p>
      <text:p text:style-name="Code"><text:tab/>bonton.onClick(“commencer');</text:p>
      <text:p text:style-name="Code"><text:tab/>while(true) ;</text:p>
      <text:p text:style-name="Code">}</text:p>
      <text:list xml:id="list2036368701" text:continue-numbering="true" text:style-name="L7">
        <text:list-item>
          <text:p text:style-name="P9">Transmettre à la fonction commencer() le bouton cliqué :</text:p>
        </text:list-item>
      </text:list>
      <text:p text:style-name="Code">void avancer(Sprite s) {</text:p>
      <text:p text:style-name="Code"><text:tab/>s.position(s.getX()+1,s.getY());</text:p>
      <text:p text:style-name="Code">}</text:p>
      <text:p text:style-name="Code">void commencer(Sprite btn) {</text:p>
      <text:p text:style-name="Code"><text:tab/>bt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 ;</text:p>
      <text:p text:style-name="Code">}</text:p>
      <text:p text:style-name="Standard">On privilégiera en règle générale cette deuxième méthode.</text:p>
      <text:p text:style-name="Standard"/>
      <text:h text:style-name="Heading_20_3" text:outline-level="3"><text:span text:style-name="T5">En règle générale</text:span></text:h>
      <text:list xml:id="list1249549410" text:style-name="L8">
        <text:list-item>
          <text:p text:style-name="P10">Une fonction de callback peut être appelée par plusieurs évènements</text:p>
        </text:list-item>
        <text:list-item>
          <text:p text:style-name="P10">N'oubliez pas que les fonction (y compris de callback peuvent s'inter-appeler)</text:p>
        </text:list-item>
        <text:list-item>
          <text:p text:style-name="P10">Attention ! L'exécution du programme est <text:span text:style-name="T1">bloquée </text:span><text:span text:style-name="T2">tant que la fonction de callback s'exécute (on parle de fonction </text:span><text:span text:style-name="T1">modale</text:span><text:span text:style-name="T2">). Il faut donc se limiter à des fonctions qui ne bloquent pas ou peu l'exécution (évier les sleep(), bannir les boucles infinies, etc.)</text:span></text:p>
        </text:list-item>
      </text:list>
      <text:h text:style-name="Heading_20_2" text:outline-level="2"><text:span text:style-name="T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1in" fo:margin-right="0in" fo:orphans="4" fo:widows="4" fo:text-indent="0in" style:auto-text-indent="false" style:page-number="auto"/>
      <style:text-properties style:font-name="Nimbus Roman No9 L" fo:font-size="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4T16:37:58</meta:creation-date>
    <dc:date>2011-07-07T16:41:53</dc:date>
    <meta:editing-duration>P2DT5H40M44S</meta:editing-duration>
    <meta:editing-cycles>24</meta:editing-cycles>
    <meta:generator>OpenOffice.org/3.3$Unix OpenOffice.org_project/330m20$Build-9567</meta:generator>
    <meta:document-statistic meta:table-count="0" meta:image-count="0" meta:object-count="0" meta:page-count="5" meta:paragraph-count="159" meta:word-count="1527" meta:character-count="9715"/>
  </office:meta>
</office:document-meta>
</file>